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text-properties officeooo:rsid="001f068e" officeooo:paragraph-rsid="001f068e"/>
    </style:style>
    <style:style style:name="P2" style:family="paragraph" style:parent-style-name="List_20_Paragraph">
      <style:paragraph-properties fo:text-align="start" style:justify-single-word="false"/>
      <style:text-properties officeooo:rsid="001f068e" officeooo:paragraph-rsid="001f068e"/>
    </style:style>
    <style:style style:name="P3" style:family="paragraph" style:parent-style-name="List_20_Paragraph">
      <style:paragraph-properties fo:text-align="start" style:justify-single-word="false"/>
      <style:text-properties fo:font-weight="bold" officeooo:rsid="001f068e" officeooo:paragraph-rsid="001f068e" style:font-weight-asian="bold" style:font-weight-complex="bold"/>
    </style:style>
    <style:style style:name="P4" style:family="paragraph" style:parent-style-name="List_20_Paragraph">
      <style:paragraph-properties fo:text-align="start" style:justify-single-word="false"/>
      <style:text-properties officeooo:rsid="0020c594" officeooo:paragraph-rsid="0020c594"/>
    </style:style>
    <style:style style:name="P5" style:family="paragraph" style:parent-style-name="Standard">
      <style:text-properties officeooo:rsid="001f068e" officeooo:paragraph-rsid="001f068e"/>
    </style:style>
    <style:style style:name="P6" style:family="paragraph" style:parent-style-name="Standard">
      <style:paragraph-properties fo:text-align="start" style:justify-single-word="false"/>
      <style:text-properties officeooo:rsid="001f068e" officeooo:paragraph-rsid="001f068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 20 – Web Programming</text:p>
      <text:p text:style-name="P5">Assignment 2: Business Website – Design Document</text:p>
      <text:p text:style-name="P5">Lucas Rosa de Souza</text:p>
      <text:p text:style-name="P5">09/26/2023</text:p>
      <text:p text:style-name="P6"/>
      <text:p text:style-name="P3">Name of the business or organization</text:p>
      <text:p text:style-name="P2">Leeka’s Cleaning Services</text:p>
      <text:p text:style-name="P2"/>
      <text:p text:style-name="P3">What the business does (i.e., what is its product/service/mission)</text:p>
      <text:p text:style-name="P2">This is my mother’s cleaning business. It offers residential and commercial cleaning. </text:p>
      <text:p text:style-name="P4"><text:span text:style-name="T3">Existing Website from which I adapted some content</text:span><text:span text:style-name="T4">:</text:span> </text:p>
      <text:p text:style-name="P4"><text:a xlink:type="simple" xlink:href="https://www.leekascleaning.com/" text:style-name="Internet_20_link" text:visited-style-name="Visited_20_Internet_20_Link">https://www.leekascleaning.com/</text:a> (This site was made by me using Wix a few years ago). </text:p>
      <text:p text:style-name="P2"/>
      <text:p text:style-name="P3">Who is the target demographic of the business?</text:p>
      <text:p text:style-name="P2">House and business/office owners. </text:p>
      <text:p text:style-name="P2"/>
      <text:p text:style-name="P3">How is the website going to help the business make money/be successful?</text:p>
      <text:p text:style-name="P2">The website will help advertise the business, as well as provide a means of scheduling cleanings and requesting quotes. </text:p>
      <text:p text:style-name="P2"/>
      <text:p text:style-name="P3">Sketch of home page design:</text:p>
      <text:p text:style-name="P2">(img)</text:p>
      <text:p text:style-name="P2"/>
      <text:p text:style-name="P3">Content (text) for the home page:</text:p>
      <text:p text:style-name="P1">Leeka's Cleaning Services</text:p>
      <text:p text:style-name="P1">Serving the Boston Area Since 2001</text:p>
      <text:p text:style-name="P1">For over nineteen years, I have been providing the best professional cleaning and customer service experience available. We provide services specialized in commercial and residential cleaning. With available hours and flexible schedule, we are here to keep your home or business 100% clean! We will find a solution that fits your schedule!</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6T19:10:32.580570291</meta:creation-date>
    <dc:date>2023-09-26T19:25:56.509549692</dc:date>
    <meta:editing-duration>PT4M53S</meta:editing-duration>
    <meta:editing-cycles>2</meta:editing-cycles>
    <meta:generator>LibreOffice/6.4.7.2$Linux_X86_64 LibreOffice_project/40$Build-2</meta:generator>
    <meta:document-statistic meta:table-count="0" meta:image-count="0" meta:object-count="0" meta:page-count="1" meta:paragraph-count="20" meta:word-count="182" meta:character-count="1185" meta:non-whitespace-character-count="1016"/>
  </office:meta>
</office:document-meta>
</file>